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, Arial, Helvetica, sans-serif"/>
    <style:font-face style:name="inherit" svg:font-family="inherit"/>
    <style:font-face style:name="var font-family-input" svg:font-family="'var font-family-input'"/>
    <style:font-face style:name="var font-family-text" svg:font-family="'var font-family-tex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  <style:text-properties fo:color="#0e141e" style:font-name="var font-family-input" fo:font-size="10.5pt" fo:font-weight="normal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  <style:text-properties fo:color="#0e141e" style:font-name="inherit" fo:font-size="10.5pt" fo:font-weight="normal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  <style:text-properties fo:color="#633820" style:font-name="inherit" fo:font-size="10.5pt" fo:font-weight="normal" loext:padding="0cm" loext:border="non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200%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.132cm" fo:margin-bottom="0cm" loext:contextual-spacing="false" fo:line-height="200%" fo:text-indent="0cm" style:auto-text-indent="false" fo:padding="0cm" fo:border="none"/>
      <style:text-properties fo:color="#0e141e" style:font-name="var font-family-text" fo:font-size="10.5pt" fo:font-weight="normal" loext:padding="0cm" loext:border="none"/>
    </style:style>
    <style:style style:name="P7" style:family="paragraph" style:parent-style-name="Preformatted_20_Text">
      <style:paragraph-properties fo:margin-top="0.318cm" fo:margin-bottom="0.238cm" loext:contextual-spacing="false" style:line-height-at-least="0.529cm" fo:padding="0cm" fo:border="none"/>
    </style:style>
    <style:style style:name="P8" style:family="paragraph" style:parent-style-name="Preformatted_20_Text">
      <style:text-properties fo:font-variant="normal" fo:text-transform="none" fo:color="#0e141e" style:font-name="var font-family-input" fo:font-size="10.5pt" fo:letter-spacing="normal" fo:font-style="normal" style:text-underline-style="solid" style:text-underline-width="auto" style:text-underline-color="font-color" fo:font-weight="normal" officeooo:rsid="0018f14a" officeooo:paragraph-rsid="0018f14a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style:line-height-at-least="0.529cm" fo:orphans="2" fo:widows="2" fo:text-indent="0cm" style:auto-text-indent="false" fo:padding="0cm" fo:border="none"/>
      <style:text-properties fo:font-variant="normal" fo:text-transform="none" fo:color="#0e141e" style:font-name="var font-family-input" fo:font-size="10.5pt" fo:letter-spacing="normal" fo:font-style="normal" fo:font-weight="normal" loext:padding="0cm" loext:border="none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e141e" style:font-name="var font-family-input" fo:font-size="10.5pt" fo:letter-spacing="normal" fo:font-style="normal" fo:font-weight="normal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e141e" fo:letter-spacing="normal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a90d91" style:font-name="inherit" fo:font-size="10.5pt" fo:letter-spacing="normal" fo:font-style="normal" fo:font-weight="normal" loext:padding="0cm" loext:border="none"/>
    </style:style>
    <style:style style:name="P13" style:family="paragraph" style:parent-style-name="Preformatted_20_Text">
      <style:paragraph-properties fo:margin-top="0.318cm" fo:margin-bottom="0.238cm" loext:contextual-spacing="false" style:line-height-at-least="0.529cm" fo:text-align="start" style:justify-single-word="false" fo:orphans="2" fo:widows="2" fo:padding="0cm" fo:border="none"/>
    </style:style>
    <style:style style:name="P14" style:family="paragraph" style:parent-style-name="Standard">
      <style:text-properties style:font-name="inherit" fo:font-size="12pt" style:font-name-asian="inherit" style:font-size-asian="12pt" style:font-name-complex="inherit" style:font-size-complex="12pt" loext:padding="0cm" loext:border="none"/>
    </style:style>
    <style:style style:name="P15" style:family="paragraph" style:parent-style-name="Standard">
      <style:text-properties style:font-name="inherit" fo:font-size="12pt" officeooo:paragraph-rsid="00093a0a" style:font-name-asian="inherit" style:font-size-asian="12pt" style:font-name-complex="inherit" style:font-size-complex="12pt" loext:padding="0cm" loext:border="none"/>
    </style:style>
    <style:style style:name="P16" style:family="paragraph" style:parent-style-name="Standard">
      <style:text-properties officeooo:paragraph-rsid="00093a0a"/>
    </style:style>
    <style:style style:name="P17" style:family="paragraph" style:parent-style-name="Standard">
      <style:text-properties style:text-underline-style="solid" style:text-underline-width="auto" style:text-underline-color="font-color" officeooo:rsid="000ea3cf" officeooo:paragraph-rsid="000ea3cf"/>
    </style:style>
    <style:style style:name="P18" style:family="paragraph" style:parent-style-name="Standard">
      <style:text-properties style:text-underline-style="solid" style:text-underline-width="auto" style:text-underline-color="font-color" officeooo:rsid="0018f14a" officeooo:paragraph-rsid="0018f14a"/>
    </style:style>
    <style:style style:name="P19" style:family="paragraph" style:parent-style-name="Standard">
      <style:text-properties style:text-underline-style="solid" style:text-underline-width="auto" style:text-underline-color="font-color" officeooo:rsid="001cd49c" officeooo:paragraph-rsid="001cd49c"/>
    </style:style>
    <style:style style:name="P20" style:family="paragraph" style:parent-style-name="Text_20_body">
      <style:text-properties style:text-underline-style="solid" style:text-underline-width="auto" style:text-underline-color="font-color" officeooo:rsid="000ea3cf" officeooo:paragraph-rsid="000ea3cf"/>
    </style:style>
    <style:style style:name="P21" style:family="paragraph" style:parent-style-name="Text_20_body">
      <style:text-properties fo:font-variant="normal" fo:text-transform="none" style:font-name="OpenSans" fo:font-size="10.5pt" fo:letter-spacing="normal" fo:font-style="normal" style:text-underline-style="solid" style:text-underline-width="auto" style:text-underline-color="font-color" fo:font-weight="normal" officeooo:rsid="001cd49c" officeooo:paragraph-rsid="001cd49c"/>
    </style:style>
    <style:style style:name="P22" style:family="paragraph" style:parent-style-name="Text_20_body">
      <style:paragraph-properties fo:margin-left="0cm" fo:margin-right="0cm" fo:margin-top="0.132cm" fo:margin-bottom="0cm" loext:contextual-spacing="false" fo:line-height="200%" fo:orphans="2" fo:widows="2" fo:text-indent="0cm" style:auto-text-indent="false" fo:padding="0cm" fo:border="none"/>
      <style:text-properties fo:font-variant="normal" fo:text-transform="none" style:font-name="OpenSans" fo:font-size="10.5pt" fo:letter-spacing="normal" fo:font-style="normal" fo:font-weight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200%" fo:orphans="2" fo:widows="2" fo:text-indent="0cm" style:auto-text-indent="false" fo:padding="0cm" fo:border="none"/>
    </style:style>
    <style:style style:name="T1" style:family="text">
      <style:text-properties style:font-name="var font-family-text" fo:font-size="12pt" fo:font-weight="normal" fo:background-color="#f3f7f7" loext:char-shading-value="0" loext:padding="0cm" loext:border="none"/>
    </style:style>
    <style:style style:name="T2" style:family="text">
      <style:text-properties fo:color="#0e141e" style:font-name="var font-family-text" fo:font-size="10.5pt" fo:font-weight="normal" loext:padding="0cm" loext:border="none"/>
    </style:style>
    <style:style style:name="T3" style:family="text">
      <style:text-properties fo:color="#0e141e" style:font-name="var font-family-text" fo:font-size="10.5pt" fo:font-weight="normal" officeooo:rsid="0008d306" loext:padding="0cm" loext:border="none"/>
    </style:style>
    <style:style style:name="T4" style:family="text">
      <style:text-properties fo:color="#0e141e" style:font-name="var font-family-input" fo:font-size="10.5pt" fo:font-weight="normal" fo:background-color="#f8f8f8" loext:char-shading-value="0" loext:padding="0cm" loext:border="none"/>
    </style:style>
    <style:style style:name="T5" style:family="text">
      <style:text-properties fo:color="#0e141e" style:font-name="var font-family-input" fo:font-size="10.5pt" fo:font-weight="normal" officeooo:rsid="0008d306" fo:background-color="#f8f8f8" loext:char-shading-value="0" loext:padding="0cm" loext:border="none"/>
    </style:style>
    <style:style style:name="T6" style:family="text">
      <style:text-properties fo:color="#0e141e" style:font-name="inherit" fo:font-size="10.5pt" fo:font-weight="bold" loext:padding="0cm" loext:border="none"/>
    </style:style>
    <style:style style:name="T7" style:family="text">
      <style:text-properties fo:color="#0e141e" style:font-name="inherit" fo:font-size="10.5pt" fo:font-style="italic" fo:font-weight="normal" loext:padding="0cm" loext:border="none"/>
    </style:style>
    <style:style style:name="T8" style:family="text">
      <style:text-properties style:font-name="inherit"/>
    </style:style>
    <style:style style:name="T9" style:family="text">
      <style:text-properties style:font-name="inherit" fo:font-size="10.5pt" fo:font-weight="bold" fo:background-color="#f3f7f7" loext:char-shading-value="0" loext:padding="0cm" loext:border="none"/>
    </style:style>
    <style:style style:name="T10" style:family="text">
      <style:text-properties style:font-name="inherit" fo:font-size="10.5pt" fo:font-style="normal" fo:font-weight="normal" loext:padding="0cm" loext:border="none"/>
    </style:style>
    <style:style style:name="T11" style:family="text">
      <style:text-properties style:font-name="inherit" fo:font-size="12pt" style:font-name-asian="inherit" style:font-size-asian="12pt" style:font-name-complex="inherit" style:font-size-complex="12pt" loext:padding="0cm" loext:border="none"/>
    </style:style>
    <style:style style:name="T12" style:family="text">
      <style:text-properties style:font-name="inherit" loext:padding="0cm" loext:border="none"/>
    </style:style>
    <style:style style:name="T13" style:family="text">
      <style:text-properties fo:color="#000000" style:font-name="inherit"/>
    </style:style>
    <style:style style:name="T14" style:family="text">
      <style:text-properties fo:color="#000000" style:font-name="inherit" loext:padding="0cm" loext:border="none"/>
    </style:style>
    <style:style style:name="T15" style:family="text">
      <style:text-properties fo:color="#000000" style:font-name="inherit" fo:font-size="10.5pt" fo:font-style="normal" fo:font-weight="normal" loext:padding="0cm" loext:border="none"/>
    </style:style>
    <style:style style:name="T16" style:family="text">
      <style:text-properties fo:color="#1c01ce" style:font-name="inherit"/>
    </style:style>
    <style:style style:name="T17" style:family="text">
      <style:text-properties fo:color="#1c01ce" style:font-name="inherit" fo:font-size="10.5pt" fo:font-style="normal" fo:font-weight="normal" loext:padding="0cm" loext:border="none"/>
    </style:style>
    <style:style style:name="T18" style:family="text">
      <style:text-properties fo:color="#a90d91" style:font-name="inherit"/>
    </style:style>
    <style:style style:name="T19" style:family="text">
      <style:text-properties fo:color="#a90d91" style:font-name="inherit" loext:padding="0cm" loext:border="none"/>
    </style:style>
    <style:style style:name="T20" style:family="text">
      <style:text-properties fo:color="#a90d91" style:font-name="inherit" fo:font-size="10.5pt" fo:font-style="normal" fo:font-weight="normal" loext:padding="0cm" loext:border="none"/>
    </style:style>
    <style:style style:name="T21" style:family="text">
      <style:text-properties fo:color="#738f93" style:font-name="inherit" fo:font-size="10.5pt" fo:font-weight="normal" fo:background-color="#f3f7f7" loext:char-shading-value="0" loext:padding="0cm" loext:border="none"/>
    </style:style>
    <style:style style:name="T22" style:family="text">
      <style:text-properties fo:font-variant="normal" fo:text-transform="none" style:font-name="OpenSans" fo:font-size="10.5pt" fo:letter-spacing="normal" fo:font-style="normal" fo:font-weight="normal"/>
    </style:style>
    <style:style style:name="T23" style:family="text">
      <style:text-properties fo:font-variant="normal" fo:text-transform="none" fo:color="#097bbf" style:text-line-through-style="none" style:text-line-through-type="none" style:font-name="var font-family-text" fo:font-size="10.5pt" fo:letter-spacing="normal" fo:font-style="normal" style:text-underline-style="none" fo:font-weight="normal" style:text-blinking="false" loext:padding="0cm" loext:border="none"/>
    </style:style>
    <style:style style:name="T24" style:family="text">
      <style:text-properties fo:font-variant="normal" fo:text-transform="none" style:font-name="var font-family-input" fo:font-size="10.5pt" fo:letter-spacing="normal" fo:font-style="normal" fo:font-weight="normal" fo:background-color="#f8f8f8" loext:char-shading-value="0" loext:padding="0cm" loext:border="none"/>
    </style:style>
    <style:style style:name="T25" style:family="text">
      <style:text-properties fo:font-variant="normal" fo:text-transform="none" style:font-name="inherit" fo:font-size="10.5pt" fo:letter-spacing="normal" fo:font-style="italic" fo:font-weight="normal" loext:padding="0cm" loext:border="none"/>
    </style:style>
    <style:style style:name="T26" style:family="text">
      <style:text-properties fo:font-variant="normal" fo:text-transform="none" style:font-name="inherit" fo:font-size="10.5pt" fo:letter-spacing="normal" fo:font-style="normal" fo:font-weight="bold" loext:padding="0cm" loext:border="none"/>
    </style:style>
    <style:style style:name="T27" style:family="text">
      <style:text-properties fo:color="#c41a16" style:font-name="inherit"/>
    </style:style>
    <style:style style:name="T28" style:family="text">
      <style:text-properties fo:color="#c41a16" style:font-name="inherit" fo:font-size="10.5pt" fo:font-style="normal" fo:font-weight="normal" loext:padding="0cm" loext:border="none"/>
    </style:style>
    <style:style style:name="T29" style:family="text">
      <style:text-properties style:font-name="var font-family-input" fo:font-size="10.5pt" fo:font-style="normal" fo:font-weight="normal"/>
    </style:style>
    <style:style style:name="T30" style:family="text">
      <style:text-properties fo:color="#177500" style:font-name="inheri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 scénario courant qui se produit lors de l'utilisation d'une collection de toute sorte consiste à effectuer un seul type d'opération avec tous les éléments et à collecter le résultat.</text:p>
      <text:section text:style-name="Sect1" text:name="tab-31-content-undefined">
        <text:p text:style-name="P5"><text:span text:style-name="T2">Par exemple, une </text:span><text:span text:style-name="Source_20_Text"><text:span text:style-name="T4">sum(array)</text:span></text:span><text:span text:style-name="T2">fonction peut souhaiter ajouter tous les éléments passés en tant que tableau et renvoyer le résultat.</text:span></text:p>
        <text:p text:style-name="P5"><text:span text:style-name="T2">Une abstraction généralisée de la même fonctionnalité est fournie dans Ruby au nom de </text:span><text:span text:style-name="Source_20_Text"><text:span text:style-name="T4">reduce</text:span></text:span><text:span text:style-name="T2">( </text:span><text:span text:style-name="Source_20_Text"><text:span text:style-name="T4">inject</text:span></text:span><text:span text:style-name="T2">est un alias). C'est-à-dire que ces méthodes parcourent une collection et accumulent la valeur d'une opération sur des éléments dans une valeur de base à l'aide d'un opérateur et renvoient cette valeur de base à la fin.</text:span></text:p>
        <text:p text:style-name="P6">Prenons un exemple pour mieux comprendre.</text:p>
        <text:p text:style-name="P1"><text:span text:style-name="T13">&gt;&gt;&gt; </text:span><text:s/><text:span text:style-name="T8">( </text:span><text:span text:style-name="T16">5..10 </text:span><text:span text:style-name="T8">). </text:span><text:span text:style-name="T13">injecter </text:span><text:span text:style-name="T8">( </text:span><text:span text:style-name="T16">1 </text:span><text:span text:style-name="T8">) </text:span><text:s/><text:span text:style-name="T8">{ </text:span><text:span text:style-name="T13">| produit </text:span><text:span text:style-name="T8">, </text:span><text:s/><text:span text:style-name="T13">n | </text:span><text:s/><text:span text:style-name="T13">produit </text:span><text:s/><text:span text:style-name="T13">* </text:span><text:s/><text:span text:style-name="T13">n </text:span><text:s/><text:span text:style-name="T8">} </text:span></text:p>
        <text:p text:style-name="P1"><text:span text:style-name="T13">=&gt; </text:span><text:s/><text:span text:style-name="T16">151200</text:span></text:p>
        <text:p text:style-name="P5"><text:span text:style-name="T2">Dans l'exemple ci-dessus, nous avons les éléments suivants : une valeur de base </text:span><text:span text:style-name="Strong_20_Emphasis"><text:span text:style-name="T6">1</text:span></text:span><text:span text:style-name="T2"> , un énumérable </text:span><text:span text:style-name="Strong_20_Emphasis"><text:span text:style-name="T6">(5..10)</text:span></text:span><text:span text:style-name="T2"> et un bloc avec des expressions indiquant comment ajouter la valeur calculée à la valeur de base (c'est-à-dire multiplier l'élément du tableau en </text:span><text:span text:style-name="Emphasis"><text:span text:style-name="T7">produit</text:span></text:span><text:span text:style-name="T2"> , où le produit est initialisé avec la valeur de base)</text:span></text:p>
        <text:p text:style-name="P6">L'exécution suit donc quelque chose comme ceci :</text:p>
        <text:p text:style-name="P3"># boucle 1 </text:p>
        <text:p text:style-name="P1"><text:span text:style-name="T13">n </text:span><text:s/><text:span text:style-name="T13">= </text:span><text:s/><text:span text:style-name="T16">1 </text:span></text:p>
        <text:p text:style-name="P1"><text:span text:style-name="T13">produit </text:span><text:s/><text:span text:style-name="T13">= </text:span><text:s/><text:span text:style-name="T16">1 </text:span></text:p>
        <text:p text:style-name="P1"><text:span text:style-name="T13">valeur de </text:span><text:span text:style-name="T18">retour </text:span><text:s/><text:span text:style-name="T13">= </text:span><text:span text:style-name="T16">1 </text:span><text:span text:style-name="T13">* </text:span><text:span text:style-name="T16">1</text:span> <text:s/></text:p>
        <text:p text:style-name="P7"/>
        <text:p text:style-name="P3"># boucle 2 </text:p>
        <text:p text:style-name="P1"><text:span text:style-name="T13">n </text:span><text:s/><text:span text:style-name="T13">= </text:span><text:s/><text:span text:style-name="T16">2 </text:span></text:p>
        <text:p text:style-name="P1"><text:span text:style-name="T13">produit </text:span><text:s/><text:span text:style-name="T13">= </text:span><text:s/><text:span text:style-name="T16">1 </text:span></text:p>
        <text:p text:style-name="P1"><text:span text:style-name="T13">valeur de </text:span><text:span text:style-name="T18">retour </text:span><text:s/><text:span text:style-name="T13">= </text:span><text:span text:style-name="T16">1 </text:span><text:span text:style-name="T13">* </text:span><text:span text:style-name="T16">2</text:span> <text:s/></text:p>
        <text:p text:style-name="P7"/>
        <text:p text:style-name="P1"><text:span text:style-name="T13">n </text:span><text:s/><text:span text:style-name="T13">= </text:span><text:s/><text:span text:style-name="T16">3 </text:span></text:p>
        <text:p text:style-name="P1"><text:span text:style-name="T13">produit </text:span><text:s/><text:span text:style-name="T13">= </text:span><text:s/><text:span text:style-name="T16">2 </text:span></text:p>
        <text:p text:style-name="P1"><text:span text:style-name="T13">valeur de </text:span><text:span text:style-name="T18">retour </text:span><text:s/><text:span text:style-name="T13">= </text:span><text:span text:style-name="T16">2 </text:span><text:span text:style-name="T13">* </text:span><text:span text:style-name="T16">3</text:span> <text:s/></text:p>
        <text:p text:style-name="P7"/>
        <text:p text:style-name="P2">..</text:p>
        <text:p text:style-name="P6"><text:soft-page-break/>Comme vous pouvez le remarquer, la valeur de base est continuellement mise à jour au fur et à mesure que l'expression parcourt l'élément de conteneur, renvoyant ainsi la valeur finale de la valeur de base comme résultat.</text:p>
        <text:p text:style-name="P6">D'autres exemples,</text:p>
        <text:p text:style-name="P1"><text:span text:style-name="T13">&gt;&gt;&gt; </text:span><text:s/><text:span text:style-name="T8">( </text:span><text:span text:style-name="T16">5..10 </text:span><text:span text:style-name="T8">). </text:span><text:span text:style-name="T13">réduire </text:span><text:span text:style-name="T8">( </text:span><text:span text:style-name="T16">1 </text:span><text:span text:style-name="T8">, </text:span><text:s/><text:span text:style-name="T13">:* </text:span><text:span text:style-name="T8">) </text:span><text:s text:c="3"/><text:span text:style-name="T13"># </text:span><text:s/><text:span text:style-name="T13">:* </text:span><text:s/><text:span text:style-name="T13">est un </text:span><text:s/><text:span text:style-name="T13">raccourci </text:span><text:s/><text:span text:style-name="T18">pour la </text:span><text:s/><text:span text:style-name="T13">multiplication </text:span></text:p>
        <text:p text:style-name="P1"><text:span text:style-name="T13">=&gt; </text:span><text:s/><text:span text:style-name="T16">151200</text:span></text:p>
        <text:p text:style-name="P5"><text:span text:style-name="T2">Considérons une suite arithmétique-géométrique où le </text:span><text:span text:style-name="T3">n puissance th </text:span><text:span text:style-name="T2">terme de la suite est noté </text:span><text:span text:style-name="T3">Tn =npuissance 2 + 1,n &gt;=0</text:span><text:span text:style-name="T2"> Dans ce défi, votre tâche consiste à compléter la </text:span><text:span text:style-name="T3">|sum| </text:span><text:span text:style-name="T2">méthode qui prend un entier </text:span><text:span text:style-name="T3">|</text:span><text:span text:style-name="Source_20_Text"><text:span text:style-name="T4">n</text:span></text:span><text:span text:style-name="Source_20_Text"><text:span text:style-name="T5">|</text:span></text:span><text:span text:style-name="T2">et renvoie la </text:span><text:span text:style-name="Strong_20_Emphasis"><text:span text:style-name="T6">somme aux n termes de la série</text:span></text:span><text:span text:style-name="T2"> .</text:span></text:p>
      </text:section>
      <text:section text:style-name="Sect1" text:name="codeshell-wrapper">
        <text:p text:style-name="P4"><text:bookmark text:name="status-text"/><text:span text:style-name="Strong_20_Emphasis"><text:span text:style-name="T9">Tampon actuel </text:span></text:span><text:span text:style-name="T21">(enregistré localement, modifiable)</text:span><text:span text:style-name="T1">     </text:span></text:p>
      </text:section>
      <text:p text:style-name="P14"/>
      <text:p text:style-name="P14"/>
      <text:p text:style-name="P15">def sum_terms(n)</text:p>
      <text:p text:style-name="P15"><text:s text:c="2"/># your code here</text:p>
      <text:p text:style-name="P15"><text:s text:c="3"/>( 1. . n ).reduce ( 0 ) <text:s/>{ | sum, <text:s/>val | <text:s/>sum += <text:s/>( val <text:s/>* <text:s/>val <text:s/>+ <text:s/>1 )} </text:p>
      <text:p text:style-name="P15"/>
      <text:p text:style-name="P16"><text:span text:style-name="T11">end</text:span><text:line-break/></text:p>
      <text:p text:style-name="P17">next steps :</text:p>
      <text:p text:style-name="P20"><text:span text:style-name="T22">Ruby offers various </text:span><text:a xlink:type="simple" xlink:href="http://ruby-doc.org/core-2.2.3/Enumerable.html" text:style-name="Internet_20_link" text:visited-style-name="Visited_20_Internet_20_Link"><text:span text:style-name="T23">enumerables</text:span></text:a><text:span text:style-name="T22"> on collections that check for validity of the objects within it.</text:span></text:p>
      <text:p text:style-name="P22">Consider the following example:</text:p>
      <text:p text:style-name="P9"><text:span text:style-name="T13">&gt;</text:span> <text:span text:style-name="T13">arr</text:span> <text:span text:style-name="T13">=</text:span> <text:span text:style-name="T13">[</text:span><text:span text:style-name="T16">1</text:span><text:span text:style-name="T8">,</text:span> <text:span text:style-name="T16">2</text:span><text:span text:style-name="T8">,</text:span> <text:span text:style-name="T16">3</text:span><text:span text:style-name="T8">,</text:span> <text:span text:style-name="T16">4</text:span><text:span text:style-name="T8">,</text:span> <text:span text:style-name="T16">5</text:span><text:span text:style-name="T8">,</text:span> <text:span text:style-name="T16">6</text:span><text:span text:style-name="T13">]</text:span></text:p>
      <text:p text:style-name="P9"><text:span text:style-name="T13">=&gt;</text:span> <text:span text:style-name="T13">[</text:span><text:span text:style-name="T16">1</text:span><text:span text:style-name="T8">,</text:span> <text:span text:style-name="T16">2</text:span><text:span text:style-name="T8">,</text:span> <text:span text:style-name="T16">3</text:span><text:span text:style-name="T8">,</text:span> <text:span text:style-name="T16">4</text:span><text:span text:style-name="T8">,</text:span> <text:span text:style-name="T16">5</text:span><text:span text:style-name="T8">,</text:span> <text:span text:style-name="T16">6</text:span><text:span text:style-name="T13">]</text:span></text:p>
      <text:p text:style-name="P9"><text:span text:style-name="T13">&gt;</text:span> <text:span text:style-name="T13">h</text:span> <text:span text:style-name="T13">=</text:span> <text:span text:style-name="T8">{</text:span><text:span text:style-name="T27">"a"</text:span> <text:span text:style-name="T13">=&gt;</text:span> <text:span text:style-name="T16">1</text:span><text:span text:style-name="T8">,</text:span> <text:span text:style-name="T27">"b"</text:span> <text:span text:style-name="T13">=&gt;</text:span> <text:span text:style-name="T16">2</text:span><text:span text:style-name="T8">,</text:span> <text:span text:style-name="T27">"c"</text:span> <text:span text:style-name="T13">=&gt;</text:span> <text:span text:style-name="T16">3</text:span><text:span text:style-name="T8">}</text:span></text:p>
      <text:p text:style-name="P9"><text:span text:style-name="T13">=&gt;</text:span> <text:span text:style-name="T8">{</text:span><text:span text:style-name="T27">"a"</text:span> <text:span text:style-name="T13">=&gt;</text:span> <text:span text:style-name="T16">1</text:span><text:span text:style-name="T8">,</text:span> <text:span text:style-name="T27">"b"</text:span> <text:span text:style-name="T13">=&gt;</text:span> <text:span text:style-name="T16">2</text:span><text:span text:style-name="T8">,</text:span> <text:span text:style-name="T27">"c"</text:span> <text:span text:style-name="T13">=&gt;</text:span> <text:span text:style-name="T16">3</text:span><text:span text:style-name="T8">}</text:span></text:p>
      <text:p text:style-name="P23"><text:span text:style-name="T22">The </text:span><text:a xlink:type="simple" xlink:href="http://ruby-doc.org/core-2.2.3/Enumerable.html#method-i-any-3F" text:style-name="Internet_20_link" text:visited-style-name="Visited_20_Internet_20_Link"><text:span text:style-name="T23">any?</text:span></text:a><text:span text:style-name="T22"> method returns </text:span><text:span text:style-name="Source_20_Text"><text:span text:style-name="T24">true</text:span></text:span><text:span text:style-name="T22"> if the block </text:span><text:span text:style-name="Emphasis"><text:span text:style-name="T25">ever</text:span></text:span><text:span text:style-name="T22"> returns a value other than </text:span><text:span text:style-name="Source_20_Text"><text:span text:style-name="T24">false</text:span></text:span><text:span text:style-name="T22"> or </text:span><text:span text:style-name="Source_20_Text"><text:span text:style-name="T24">nil</text:span></text:span><text:span text:style-name="T22"> for any element passed to it:</text:span></text:p>
      <text:p text:style-name="P9"><text:span text:style-name="T13">&gt;</text:span> <text:span text:style-name="T13">arr.any?</text:span> <text:span text:style-name="T8">{</text:span><text:span text:style-name="T13">|a|</text:span> <text:span text:style-name="T13">a</text:span> <text:span text:style-name="T13">%</text:span> <text:span text:style-name="T16">2</text:span> <text:span text:style-name="T13">==</text:span> <text:span text:style-name="T16">0</text:span><text:span text:style-name="T8">}</text:span> <text:span text:style-name="T30"># checks if any number in the array is even</text:span></text:p>
      <text:p text:style-name="P9"><text:span text:style-name="T13">=&gt;</text:span> <text:span text:style-name="T13">True</text:span></text:p>
      <text:p text:style-name="P9"><text:span text:style-name="T13">&gt;</text:span> <text:span text:style-name="T13">h.any?</text:span> <text:span text:style-name="T8">{</text:span><text:span text:style-name="T13">|key</text:span><text:span text:style-name="T8">,</text:span> <text:span text:style-name="T13">value|</text:span> <text:span text:style-name="T13">value.is_a?</text:span> <text:span text:style-name="T18">String</text:span><text:span text:style-name="T8">}</text:span> <text:span text:style-name="T30"># checks if any value of the Hash object is of the type String</text:span></text:p>
      <text:p text:style-name="P9"><text:span text:style-name="T13">=&gt;</text:span> <text:span text:style-name="T13">False</text:span></text:p>
      <text:p text:style-name="P23"><text:span text:style-name="T22">The </text:span><text:a xlink:type="simple" xlink:href="http://ruby-doc.org/core-2.2.3/Enumerable.html#method-i-all-3F" text:style-name="Internet_20_link" text:visited-style-name="Visited_20_Internet_20_Link"><text:span text:style-name="T23">all?</text:span></text:a><text:span text:style-name="T22"> method returns </text:span><text:span text:style-name="Source_20_Text"><text:span text:style-name="T24">true</text:span></text:span><text:span text:style-name="T22"> if the block </text:span><text:span text:style-name="Emphasis"><text:span text:style-name="T25">never</text:span></text:span><text:span text:style-name="T22"> returns </text:span><text:span text:style-name="Source_20_Text"><text:span text:style-name="T24">false</text:span></text:span><text:span text:style-name="T22"> or </text:span><text:span text:style-name="Source_20_Text"><text:span text:style-name="T24">nil</text:span></text:span><text:span text:style-name="T22"> for any element passed to it:</text:span></text:p>
      <text:p text:style-name="P9"><text:span text:style-name="T13">&gt;</text:span> <text:span text:style-name="T13">arr.all?</text:span> <text:span text:style-name="T8">{</text:span><text:span text:style-name="T13">|a|</text:span> <text:span text:style-name="T13">a.is_a?</text:span> <text:span text:style-name="T18">Integer</text:span><text:span text:style-name="T8">}</text:span> <text:span text:style-name="T30"># checks if all elements of the array are of the type Integer</text:span></text:p>
      <text:p text:style-name="P9"><text:span text:style-name="T13">=&gt;</text:span> <text:span text:style-name="T13">True</text:span></text:p>
      <text:p text:style-name="P9"><text:span text:style-name="T13">&gt;</text:span> <text:span text:style-name="T13">h.all?</text:span> <text:span text:style-name="T8">{</text:span><text:span text:style-name="T13">|key</text:span><text:span text:style-name="T8">,</text:span> <text:span text:style-name="T13">value|</text:span> <text:span text:style-name="T13">key.is_a?</text:span> <text:span text:style-name="T18">String</text:span><text:span text:style-name="T8">}</text:span> <text:span text:style-name="T30"># checks if all keys of the Hash object are of the type String</text:span></text:p>
      <text:p text:style-name="P9"><text:span text:style-name="T13">=&gt;</text:span> <text:span text:style-name="T13">True</text:span></text:p>
      <text:p text:style-name="P23"><text:soft-page-break/><text:span text:style-name="T22">The </text:span><text:a xlink:type="simple" xlink:href="http://ruby-doc.org/core-2.2.3/Enumerable.html#method-i-none-3F" text:style-name="Internet_20_link" text:visited-style-name="Visited_20_Internet_20_Link"><text:span text:style-name="T23">none?</text:span></text:a><text:span text:style-name="T22"> method returns </text:span><text:span text:style-name="Source_20_Text"><text:span text:style-name="T24">true</text:span></text:span><text:span text:style-name="T22"> if the block </text:span><text:span text:style-name="Emphasis"><text:span text:style-name="T25">never</text:span></text:span><text:span text:style-name="T22"> returns </text:span><text:span text:style-name="Source_20_Text"><text:span text:style-name="T24">true</text:span></text:span><text:span text:style-name="T22"> for any element passed to it:</text:span></text:p>
      <text:p text:style-name="P9"><text:span text:style-name="T13">&gt;</text:span> <text:span text:style-name="T13">arr.none?</text:span> <text:span text:style-name="T8">{</text:span><text:span text:style-name="T13">|a|</text:span> <text:span text:style-name="T13">a.nil?</text:span><text:span text:style-name="T8">}</text:span> <text:span text:style-name="T30"># Checks if none of the elements in the array are of nil type</text:span></text:p>
      <text:p text:style-name="P9"><text:span text:style-name="T13">=&gt;</text:span> <text:span text:style-name="T13">True</text:span></text:p>
      <text:p text:style-name="P9"><text:span text:style-name="T13">&gt;</text:span> <text:span text:style-name="T13">h.none?</text:span> <text:span text:style-name="T8">{</text:span><text:span text:style-name="T13">|key</text:span><text:span text:style-name="T8">,</text:span> <text:span text:style-name="T13">value|</text:span> <text:span text:style-name="T13">value</text:span> <text:span text:style-name="T13">&lt;</text:span> <text:span text:style-name="T16">3</text:span><text:span text:style-name="T8">}</text:span> <text:span text:style-name="T30"># checks if all values of the Hash object are less than 3</text:span></text:p>
      <text:p text:style-name="P9"><text:span text:style-name="T13">=&gt;</text:span> <text:span text:style-name="T13">False</text:span></text:p>
      <text:p text:style-name="P23"><text:span text:style-name="T22">The </text:span><text:a xlink:type="simple" xlink:href="http://ruby-doc.org/core-2.2.3/Enumerable.html#method-i-find" text:style-name="Internet_20_link" text:visited-style-name="Visited_20_Internet_20_Link"><text:span text:style-name="T23">find</text:span></text:a><text:span text:style-name="T22"> method returns the first element for which block is </text:span><text:span text:style-name="Emphasis"><text:span text:style-name="T25">not</text:span></text:span><text:span text:style-name="T22"> </text:span><text:span text:style-name="Source_20_Text"><text:span text:style-name="T24">false</text:span></text:span><text:span text:style-name="T22">:</text:span></text:p>
      <text:p text:style-name="P9"><text:span text:style-name="T13">&gt;</text:span> <text:span text:style-name="T13">arr.find</text:span> <text:span text:style-name="T8">{</text:span><text:span text:style-name="T13">|a|</text:span> <text:span text:style-name="T13">a</text:span> <text:span text:style-name="T13">&gt;</text:span> <text:span text:style-name="T16">5</text:span><text:span text:style-name="T8">}</text:span> <text:span text:style-name="T30"># returns the first element greater than 5 and `nil` if none satisfies the condition</text:span></text:p>
      <text:p text:style-name="P9"><text:span text:style-name="T13">=&gt;</text:span> <text:span text:style-name="T16">6</text:span></text:p>
      <text:p text:style-name="P9"><text:span text:style-name="T13">&gt;</text:span> <text:span text:style-name="T13">h.find</text:span> <text:span text:style-name="T8">{</text:span><text:span text:style-name="T13">|key</text:span><text:span text:style-name="T8">,</text:span> <text:span text:style-name="T13">value|</text:span> <text:span text:style-name="T13">key</text:span> <text:span text:style-name="T13">==</text:span> <text:span text:style-name="T27">"b"</text:span><text:span text:style-name="T8">}</text:span> <text:span text:style-name="T30"># returns an Array of the first match [key, value] that satisfies the condition and nil otherwise</text:span></text:p>
      <text:p text:style-name="P9"><text:span text:style-name="T13">=&gt;</text:span> <text:span text:style-name="T13">[</text:span><text:span text:style-name="T27">"b"</text:span><text:span text:style-name="T8">,</text:span> <text:span text:style-name="T16">2</text:span><text:span text:style-name="T13">]</text:span></text:p>
      <text:p text:style-name="Horizontal_20_Line"/>
      <text:p text:style-name="P23"><text:span text:style-name="Strong_20_Emphasis"><text:span text:style-name="T26">Task</text:span></text:span><text:span text:style-name="T22"><text:line-break/>Based on what you've learned above, complete the functions declared in your editor below.</text:span></text:p>
      <text:p text:style-name="P18">Resultats :</text:p>
      <text:p text:style-name="P8"><text:span text:style-name="T19">def</text:span> <text:span text:style-name="T14">func_any</text:span><text:span text:style-name="T12">(</text:span><text:span text:style-name="T19">hash</text:span><text:span text:style-name="T12">)</text:span></text:p>
      <text:p text:style-name="P11"><text:s text:c="4"/><text:span text:style-name="T20">hash</text:span><text:span text:style-name="T15">.any?</text:span><text:span text:style-name="T10">{</text:span><text:span text:style-name="T15">|k</text:span><text:span text:style-name="T10">,</text:span><text:span text:style-name="T29"> </text:span><text:span text:style-name="T15">i|</text:span><text:span text:style-name="T29"> </text:span><text:span text:style-name="T15">k.is_a?</text:span><text:span text:style-name="T29"> </text:span><text:span text:style-name="T20">Integer</text:span><text:span text:style-name="T10">}</text:span></text:p>
      <text:p text:style-name="P12">end</text:p>
      <text:p text:style-name="P13"/>
      <text:p text:style-name="P10"><text:span text:style-name="T19">def</text:span> <text:span text:style-name="T14">func_all</text:span><text:span text:style-name="T12">(</text:span><text:span text:style-name="T19">hash</text:span><text:span text:style-name="T12">)</text:span></text:p>
      <text:p text:style-name="P11"><text:s text:c="4"/><text:span text:style-name="T20">hash</text:span><text:span text:style-name="T15">.all?</text:span><text:span text:style-name="T10">{</text:span><text:span text:style-name="T15">|k</text:span><text:span text:style-name="T10">,</text:span><text:span text:style-name="T29"> </text:span><text:span text:style-name="T15">v|</text:span><text:span text:style-name="T29"> </text:span><text:span text:style-name="T15">v.is_a?</text:span><text:span text:style-name="T10">(</text:span><text:span text:style-name="T20">Integer</text:span><text:span text:style-name="T10">)</text:span><text:span text:style-name="T29"> </text:span><text:span text:style-name="T15">&amp;&amp;</text:span><text:span text:style-name="T29"> </text:span><text:span text:style-name="T15">v</text:span><text:span text:style-name="T29"> </text:span><text:span text:style-name="T15">&lt;</text:span><text:span text:style-name="T29"> </text:span><text:span text:style-name="T17">10</text:span><text:span text:style-name="T10">}</text:span></text:p>
      <text:p text:style-name="P12">end</text:p>
      <text:p text:style-name="P13"/>
      <text:p text:style-name="P10"><text:span text:style-name="T19">def</text:span> <text:span text:style-name="T14">func_none</text:span><text:span text:style-name="T12">(</text:span><text:span text:style-name="T19">hash</text:span><text:span text:style-name="T12">)</text:span></text:p>
      <text:p text:style-name="P11"><text:s text:c="4"/><text:span text:style-name="T20">hash</text:span><text:span text:style-name="T15">.none?</text:span><text:span text:style-name="T10">{</text:span><text:span text:style-name="T15">|k</text:span><text:span text:style-name="T10">,</text:span><text:span text:style-name="T29"> </text:span><text:span text:style-name="T15">v|</text:span><text:span text:style-name="T29"> </text:span><text:span text:style-name="T15">v.nil?</text:span><text:span text:style-name="T10">}</text:span></text:p>
      <text:p text:style-name="P12">end</text:p>
      <text:p text:style-name="P13"/>
      <text:p text:style-name="P10"><text:span text:style-name="T19">def</text:span> <text:span text:style-name="T14">func_find</text:span><text:span text:style-name="T12">(</text:span><text:span text:style-name="T19">hash</text:span><text:span text:style-name="T12">)</text:span></text:p>
      <text:p text:style-name="P11"><text:s text:c="4"/><text:span text:style-name="T20">hash</text:span><text:span text:style-name="T15">.find</text:span><text:span text:style-name="T29"> </text:span><text:span text:style-name="T20">do</text:span><text:span text:style-name="T29"> </text:span><text:span text:style-name="T15">|k</text:span><text:span text:style-name="T10">,</text:span><text:span text:style-name="T29"> </text:span><text:span text:style-name="T15">v|</text:span><text:span text:style-name="T29"> </text:span></text:p>
      <text:p text:style-name="P11"><text:s text:c="8"/><text:span text:style-name="T10">(</text:span><text:span text:style-name="T15">k.is_a?</text:span><text:span text:style-name="T10">(</text:span><text:span text:style-name="T20">Integer</text:span><text:span text:style-name="T10">)</text:span><text:span text:style-name="T29"> </text:span><text:span text:style-name="T15">&amp;&amp;</text:span><text:span text:style-name="T29"> </text:span><text:span text:style-name="T15">v.is_a?</text:span><text:span text:style-name="T10">(</text:span><text:span text:style-name="T20">Integer</text:span><text:span text:style-name="T10">)</text:span><text:span text:style-name="T29"> </text:span><text:span text:style-name="T15">&amp;&amp;</text:span><text:span text:style-name="T29"> </text:span><text:span text:style-name="T15">v</text:span><text:span text:style-name="T29"> </text:span><text:span text:style-name="T15">&lt;</text:span><text:span text:style-name="T29"> </text:span><text:span text:style-name="T17">20</text:span><text:span text:style-name="T10">)</text:span><text:span text:style-name="T29"> </text:span><text:span text:style-name="T15">||</text:span><text:span text:style-name="T29"> </text:span></text:p>
      <text:p text:style-name="P11"><text:s text:c="8"/><text:span text:style-name="T10">(</text:span><text:span text:style-name="T15">k.is_a?</text:span><text:span text:style-name="T10">(</text:span><text:span text:style-name="T20">String</text:span><text:span text:style-name="T10">)</text:span><text:span text:style-name="T29"> </text:span><text:span text:style-name="T15">&amp;&amp;</text:span><text:span text:style-name="T29"> </text:span><text:span text:style-name="T15">v.is_a?</text:span><text:span text:style-name="T10">(</text:span><text:span text:style-name="T20">String</text:span><text:span text:style-name="T10">)</text:span><text:span text:style-name="T29"> </text:span><text:span text:style-name="T15">&amp;&amp;</text:span><text:span text:style-name="T29"> </text:span><text:span text:style-name="T15">v.start_with?</text:span><text:span text:style-name="T10">(</text:span><text:span text:style-name="T28">'a'</text:span><text:span text:style-name="T10">))</text:span></text:p>
      <text:p text:style-name="P11"><text:s text:c="4"/><text:span text:style-name="T20">end</text:span></text:p>
      <text:p text:style-name="P12">end</text:p>
      <text:p text:style-name="P18"/>
      <text:p text:style-name="P19">next steeps :</text:p>
      <text:p text:style-name="P19"/>
      <text:p text:style-name="P21">Another function often used with data collections is one which groups the elements according to some evaluation result.</text:p>
      <text:p text:style-name="P22"><text:soft-page-break/>Consider the following example. Let's say you have a list of 100 integers and you want to group them according to their even and odd value.</text:p>
      <text:p text:style-name="P23"><text:span text:style-name="T22">In Ruby, you can easily do this by using </text:span><text:span text:style-name="Source_20_Text"><text:span text:style-name="T24">group_by</text:span></text:span><text:span text:style-name="T22"> method provide by Enumerable module.</text:span></text:p>
      <text:p text:style-name="P9"><text:span text:style-name="T13">&gt;</text:span> <text:span text:style-name="T8">(</text:span><text:span text:style-name="T16">1..5</text:span><text:span text:style-name="T8">).</text:span><text:span text:style-name="T13">group_by</text:span> <text:span text:style-name="T8">{</text:span><text:span text:style-name="T13">|x|</text:span> <text:span text:style-name="T13">x%</text:span><text:span text:style-name="T16">2</text:span><text:span text:style-name="T8">}</text:span></text:p>
      <text:p text:style-name="P9"><text:span text:style-name="T8">{</text:span><text:span text:style-name="T16">1</text:span><text:span text:style-name="T13">=&gt;</text:span><text:span text:style-name="T8">[</text:span><text:span text:style-name="T16">1</text:span><text:span text:style-name="T8">,</text:span><text:span text:style-name="T16">3</text:span><text:span text:style-name="T8">,</text:span><text:span text:style-name="T16">5</text:span><text:span text:style-name="T8">],</text:span> <text:span text:style-name="T16">0</text:span><text:span text:style-name="T13">=&gt;</text:span><text:span text:style-name="T8">[</text:span><text:span text:style-name="T16">2</text:span><text:span text:style-name="T8">,</text:span> <text:span text:style-name="T16">4</text:span><text:span text:style-name="T8">]}</text:span></text:p>
      <text:p text:style-name="P22">Of course this is a very simple example and its use can be very complicated in nature.</text:p>
      <text:p text:style-name="P23"><text:span text:style-name="T22">In this challenge, your task is to group the students into two categories corresponding to their marks obtained in a test. The list of students will be provided in a </text:span><text:span text:style-name="Source_20_Text"><text:span text:style-name="T24">marks</text:span></text:span><text:span text:style-name="T22"> hash with student name as key and marks obtained (out of 100) as value pair, along with the </text:span><text:span text:style-name="Source_20_Text"><text:span text:style-name="T24">pass_marks</text:span></text:span><text:span text:style-name="T22"> as argument.</text:span></text:p>
      <text:p text:style-name="P23"><text:span text:style-name="T22">The method </text:span><text:span text:style-name="Source_20_Text"><text:span text:style-name="T24">group_by_marks</text:span></text:span><text:span text:style-name="T22"> must return a </text:span><text:span text:style-name="Source_20_Text"><text:span text:style-name="T24">Hash</text:span></text:span><text:span text:style-name="T22"> containing an array of students who passed as value to </text:span><text:span text:style-name="Source_20_Text"><text:span text:style-name="T24">Passed</text:span></text:span><text:span text:style-name="T22"> key, and those who failed as value to </text:span><text:span text:style-name="Source_20_Text"><text:span text:style-name="T24">Failed</text:span></text:span><text:span text:style-name="T22"> key. If a particular key is empty, don't return that key.</text:span></text:p>
      <text:p text:style-name="P22">For example,</text:p>
      <text:p text:style-name="P9"><text:span text:style-name="T13">&gt;</text:span> <text:span text:style-name="T13">marks</text:span> <text:span text:style-name="T13">=</text:span> <text:span text:style-name="T8">{</text:span><text:span text:style-name="T27">"Ramesh"</text:span><text:span text:style-name="T13">:</text:span><text:span text:style-name="T16">23</text:span><text:span text:style-name="T8">,</text:span> <text:span text:style-name="T27">"Vivek"</text:span><text:span text:style-name="T13">:</text:span><text:span text:style-name="T16">40</text:span><text:span text:style-name="T8">,</text:span> <text:span text:style-name="T27">"Harsh"</text:span><text:span text:style-name="T13">:</text:span><text:span text:style-name="T16">88</text:span><text:span text:style-name="T8">,</text:span> <text:span text:style-name="T27">"Mohammad"</text:span><text:span text:style-name="T13">:</text:span><text:span text:style-name="T16">60</text:span><text:span text:style-name="T8">}</text:span></text:p>
      <text:p text:style-name="P9"><text:span text:style-name="T13">&gt;</text:span> <text:span text:style-name="T13">group_by_marks</text:span><text:span text:style-name="T8">(</text:span><text:span text:style-name="T13">marks</text:span><text:span text:style-name="T8">,</text:span> <text:span text:style-name="T16">30</text:span><text:span text:style-name="T8">)</text:span></text:p>
      <text:p text:style-name="P9"><text:span text:style-name="T13">=&gt;</text:span> <text:span text:style-name="T8">{</text:span><text:span text:style-name="T27">"Failed"</text:span><text:span text:style-name="T13">=&gt;</text:span><text:span text:style-name="T8">[[</text:span><text:span text:style-name="T27">"Ramesh"</text:span><text:span text:style-name="T8">,</text:span> <text:span text:style-name="T16">23</text:span><text:span text:style-name="T8">]],</text:span> <text:span text:style-name="T27">"Passed"</text:span><text:span text:style-name="T13">=&gt;</text:span><text:span text:style-name="T8">[[</text:span><text:span text:style-name="T27">"Vivek"</text:span><text:span text:style-name="T8">,</text:span> <text:span text:style-name="T16">40</text:span><text:span text:style-name="T8">],</text:span> <text:span text:style-name="T8">[</text:span><text:span text:style-name="T27">"Harsh"</text:span><text:span text:style-name="T8">,</text:span> <text:span text:style-name="T16">88</text:span><text:span text:style-name="T8">],</text:span> <text:span text:style-name="T8">[</text:span><text:span text:style-name="T27">"Mohammad"</text:span><text:span text:style-name="T8">,</text:span> <text:span text:style-name="T16">60</text:span><text:span text:style-name="T8">]]}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, Arial, Helvetica, sans-serif"/>
    <style:font-face style:name="inherit" svg:font-family="inherit"/>
    <style:font-face style:name="var font-family-input" svg:font-family="'var font-family-input'"/>
    <style:font-face style:name="var font-family-text" svg:font-family="'var font-family-tex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5:18:16.681435255</meta:creation-date>
    <dc:date>2021-06-24T15:32:21.454581444</dc:date>
    <meta:editing-duration>PT8M52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4" meta:paragraph-count="87" meta:word-count="940" meta:character-count="5168" meta:non-whitespace-character-count="4207"/>
  </office:meta>
</office:document-meta>
</file>